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rice</text:p>
          </table:table-cell>
          <table:table-cell office:value-type="string">
            <text:p>Currency</text:p>
          </table:table-cell>
          <table:table-cell office:value-type="string">
            <text:p>Description</text:p>
          </table:table-cell>
          <table:table-cell office:value-type="string">
            <text:p>Shop</text:p>
          </table:table-cell>
          <table:table-cell office:value-type="string">
            <text:p>Category</text:p>
          </table:table-cell>
        </table:table-row>
        <table:table-row table:style-name="ro1">
          <table:table-cell office:value-type="string">
            <text:p>Socks</text:p>
          </table:table-cell>
          <table:table-cell office:value-type="float" office:value="19.9">
            <text:p>19.9</text:p>
          </table:table-cell>
          <table:table-cell office:value-type="string">
            <text:p>PLN</text:p>
          </table:table-cell>
          <table:table-cell/>
          <table:table-cell office:value-type="string">
            <text:p>H&amp;M</text:p>
          </table:table-cell>
          <table:table-cell office:value-type="string">
            <text:p>Clothes and Shoes</text:p>
          </table:table-cell>
        </table:table-row>
        <table:table-row table:style-name="ro2">
          <table:table-cell office:value-type="string">
            <text:p>Lego Super Heros</text:p>
          </table:table-cell>
          <table:table-cell office:value-type="float" office:value="299.99">
            <text:p>299.99</text:p>
          </table:table-cell>
          <table:table-cell office:value-type="string">
            <text:p>PLN</text:p>
          </table:table-cell>
          <table:table-cell office:value-type="string">
            <text:p>#76041</text:p>
          </table:table-cell>
          <table:table-cell office:value-type="string">
            <text:p>Tesco</text:p>
          </table:table-cell>
          <table:table-cell office:value-type="string">
            <text:p>Toys</text:p>
          </table:table-cell>
        </table:table-row>
        <table:table-row table:style-name="ro1">
          <table:table-cell office:value-type="string">
            <text:p>Flowers</text:p>
          </table:table-cell>
          <table:table-cell office:value-type="float" office:value="10.99">
            <text:p>10.99</text:p>
          </table:table-cell>
          <table:table-cell office:value-type="string">
            <text:p>PLN</text:p>
          </table:table-cell>
          <table:table-cell/>
          <table:table-cell office:value-type="string">
            <text:p>Tesco</text:p>
          </table:table-cell>
          <table:table-cell office:value-type="string">
            <text:p>Food</text:p>
          </table:table-cell>
        </table:table-row>
        <table:table-row table:style-name="ro2">
          <table:table-cell office:value-type="string">
            <text:p>Girl on the train</text:p>
          </table:table-cell>
          <table:table-cell office:value-type="float" office:value="32.99">
            <text:p>32.99</text:p>
          </table:table-cell>
          <table:table-cell office:value-type="string">
            <text:p>PLN</text:p>
          </table:table-cell>
          <table:table-cell office:value-type="string">
            <text:p>book</text:p>
          </table:table-cell>
          <table:table-cell office:value-type="string">
            <text:p>Rossmann</text:p>
          </table:table-cell>
          <table:table-cell office:value-type="string">
            <text:p>Food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9:55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Skrobiś</meta:initial-creator>
    <meta:creation-date>2016-03-03T13:38:46</meta:creation-date>
    <dc:date>2016-03-03T19:55:26</dc:date>
    <dc:creator>Monika Skrobiś</dc:creator>
    <meta:editing-duration>PT4H21M50S</meta:editing-duration>
    <meta:editing-cycles>8</meta:editing-cycles>
    <meta:generator>OpenOffice/4.1.2$Unix OpenOffice.org_project/412m3$Build-9782</meta:generator>
    <meta:document-statistic meta:table-count="3" meta:cell-count="28" meta:object-count="0"/>
    <meta:user-defined meta:name=""/>
  </office:meta>
</office:document-meta>
</file>